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000000400B0F0B124E13E47F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LM Roman 12" svg:font-family="'LM Roman 12'" style:font-pitch="variable"/>
    <style:font-face style:name="Liberation Sans1" svg:font-family="'Liberation Sans'" style:font-pitch="variable"/>
    <style:font-face style:name="DejaVu Sans Mono1" svg:font-family="'DejaVu Sans Mono'" style:font-family-generic="modern" style:font-pitch="variable"/>
    <style:font-face style:name="Liberation Sans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solid" draw:textarea-vertical-align="middle"/>
    </style:style>
    <style:style style:name="gr2" style:family="graphic" style:parent-style-name="objectwithoutfill">
      <style:graphic-properties svg:stroke-color="#000000" draw:marker-start="" draw:fill="solid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856cm" fo:min-width="1.607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022cm" fo:min-width="2.734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022cm" fo:min-width="2.733cm"/>
      <style:paragraph-properties style:writing-mode="lr-tb"/>
    </style:style>
    <style:style style:name="gr6" style:family="graphic" style:parent-style-name="objectwithoutfill">
      <style:graphic-properties svg:stroke-color="#000000" draw:marker-start="" draw:marker-end="Arrow" draw:marker-end-width="0.1cm" draw:fill="solid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175cm" fo:min-width="3.003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175cm" fo:min-width="2.734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color="#000000" draw:marker-end="Arrow" draw:marker-end-width="0.2cm" draw:fill="solid" draw:textarea-vertical-align="middle"/>
    </style:style>
    <style:style style:name="gr11" style:family="graphic" style:parent-style-name="objectwithoutfill">
      <style:graphic-properties svg:stroke-color="#000000" draw:marker-start="" draw:marker-end="Arrow" draw:fill="solid" draw:textarea-vertical-align="middle"/>
    </style:style>
    <style:style style:name="gr12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13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3.23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2.175cm" fo:min-width="3.00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  <style:text-properties style:font-name="LM Roman 12"/>
    </style:style>
    <style:style style:name="P3" style:family="paragraph">
      <style:paragraph-properties fo:text-align="center" style:writing-mode="lr-tb"/>
      <style:text-properties style:font-name="LM Roman 12" fo:font-size="16pt" style:font-size-asian="16pt" style:font-size-complex="16pt"/>
    </style:style>
    <style:style style:name="P4" style:family="paragraph">
      <loext:graphic-properties draw:fill-color="#ffffff"/>
      <style:paragraph-properties fo:text-align="center" style:writing-mode="lr-tb"/>
      <style:text-properties style:font-name="LM Roman 12" fo:font-size="16pt" style:font-size-asian="16pt" style:font-size-complex="16pt"/>
    </style:style>
    <style:style style:name="P5" style:family="paragraph">
      <style:paragraph-properties fo:text-align="center" style:writing-mode="lr-tb"/>
      <style:text-properties style:font-name="DejaVu Sans Mono"/>
    </style:style>
    <style:style style:name="P6" style:family="paragraph">
      <loext:graphic-properties draw:fill-color="#ffffff"/>
      <style:paragraph-properties fo:text-align="center" style:writing-mode="lr-tb"/>
      <style:text-properties style:font-name="DejaVu Sans Mono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56pt" style:font-size-asian="56pt" style:font-size-complex="56pt"/>
    </style:style>
    <style:style style:name="T1" style:family="text">
      <style:text-properties style:font-name="LM Roman 12" fo:font-size="16pt" style:font-size-asian="16pt" style:font-size-complex="16pt"/>
    </style:style>
    <style:style style:name="T2" style:family="text">
      <style:text-properties style:font-name="DejaVu Sans Mono" fo:font-size="8pt" style:font-size-asian="8pt" style:font-size-complex="8pt"/>
    </style:style>
    <style:style style:name="T3" style:family="text">
      <style:text-properties style:font-name="LM Roman 12" fo:font-size="56pt" style:font-size-asian="56pt" style:font-size-complex="5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9.693cm" svg:y1="3.848cm" svg:x2="19.693cm" svg:y2="4.926cm">
          <text:p/>
        </draw:line>
        <draw:g>
          <draw:line draw:style-name="gr2" draw:text-style-name="P1" draw:layer="layout" svg:x1="16.248cm" svg:y1="1.922cm" svg:x2="18.418cm" svg:y2="1.922cm">
            <text:p/>
          </draw:line>
          <draw:line draw:style-name="gr2" draw:text-style-name="P1" draw:layer="layout" svg:x1="16.248cm" svg:y1="2.558cm" svg:x2="18.42cm" svg:y2="2.558cm">
            <text:p/>
          </draw:line>
          <draw:line draw:style-name="gr2" draw:text-style-name="P1" draw:layer="layout" svg:x1="16.248cm" svg:y1="3.194cm" svg:x2="18.42cm" svg:y2="3.194cm">
            <text:p/>
          </draw:line>
        </draw:g>
        <draw:custom-shape draw:style-name="gr3" draw:text-style-name="P2" draw:layer="layout" svg:width="2.979cm" svg:height="2.978cm" svg:x="18.261cm" svg:y="1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" draw:id="id1" draw:layer="layout" svg:width="3.234cm" svg:height="2.272cm" svg:x="13.283cm" svg:y="4.84cm">
          <text:p text:style-name="P3"><text:span text:style-name="T1">Current</text:span></text:p>
          <text:p text:style-name="P3"><text:span text:style-name="T1">Sensing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.9cm" svg:y1="3.763cm" svg:x2="14.9cm" svg:y2="4.841cm">
          <text:p/>
        </draw:line>
        <draw:custom-shape draw:style-name="gr5" draw:text-style-name="P4" xml:id="id3" draw:id="id3" draw:layer="layout" svg:width="3.233cm" svg:height="2.272cm" svg:x="18.134cm" svg:y="4.84cm">
          <text:p text:style-name="P3"><text:span text:style-name="T1">Feedback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398cm" svg:y1="1.599cm" svg:x2="13.284cm" svg:y2="1.599cm">
          <text:p/>
        </draw:line>
        <draw:line draw:style-name="gr6" draw:text-style-name="P1" draw:layer="layout" svg:x1="11.398cm" svg:y1="2.407cm" svg:x2="13.284cm" svg:y2="2.407cm">
          <text:p/>
        </draw:line>
        <draw:line draw:style-name="gr6" draw:text-style-name="P1" draw:layer="layout" svg:x1="11.398cm" svg:y1="3.216cm" svg:x2="13.284cm" svg:y2="3.216cm">
          <text:p/>
        </draw:line>
        <draw:line draw:style-name="gr6" draw:text-style-name="P1" draw:layer="layout" svg:x1="11.398cm" svg:y1="1.896cm" svg:x2="13.284cm" svg:y2="1.896cm">
          <text:p/>
        </draw:line>
        <draw:line draw:style-name="gr6" draw:text-style-name="P1" draw:layer="layout" svg:x1="11.398cm" svg:y1="2.704cm" svg:x2="13.284cm" svg:y2="2.704cm">
          <text:p/>
        </draw:line>
        <draw:line draw:style-name="gr6" draw:text-style-name="P1" draw:layer="layout" svg:x1="11.398cm" svg:y1="3.508cm" svg:x2="13.284cm" svg:y2="3.508cm">
          <text:p/>
        </draw:line>
        <draw:custom-shape draw:style-name="gr7" draw:text-style-name="P6" draw:layer="layout" svg:width="3.503cm" svg:height="2.425cm" svg:x="8.434cm" svg:y="1.338cm">
          <text:p text:style-name="P5"><text:span text:style-name="T2">SV-PWM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234cm" svg:height="2.425cm" svg:x="13.283cm" svg:y="1.338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.716cm" svg:height="1.961cm" svg:x="13.823cm" svg:y="1.533cm">
          <draw:image xlink:href="Pictures/100002010000038000000400B0F0B124E13E47FB.png" xlink:type="simple" xlink:show="embed" xlink:actuate="onLoad" loext:mime-type="image/png">
            <text:p/>
          </draw:image>
        </draw:frame>
        <draw:custom-shape draw:style-name="gr7" draw:text-style-name="P4" draw:layer="layout" svg:width="3.503cm" svg:height="2.425cm" svg:x="8.434cm" svg:y="1.338cm">
          <text:p text:style-name="P3"><text:span text:style-name="T1">SV-PWM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3.283cm" svg:y1="5.976cm" svg:x2="5.315cm" svg:y2="3.763cm" draw:start-shape="id1" draw:start-glue-point="3" draw:end-shape="id2" draw:end-glue-point="4" svg:d="M13283 5976h-7968v-2213" svg:viewBox="0 0 7969 2214">
          <text:p/>
        </draw:connector>
        <draw:connector draw:style-name="gr10" draw:text-style-name="P1" draw:layer="layout" svg:x1="19.75cm" svg:y1="7.112cm" svg:x2="3.431cm" svg:y2="3.763cm" draw:start-shape="id3" draw:start-glue-point="2" draw:end-shape="id2" draw:end-glue-point="5" svg:d="M19750 7112v501h-16319v-3850" svg:viewBox="0 0 16320 3851">
          <text:p/>
        </draw:connector>
        <draw:line draw:style-name="gr11" draw:text-style-name="P1" draw:layer="layout" svg:x1="0.508cm" svg:y1="1.962cm" svg:x2="2.678cm" svg:y2="1.962cm">
          <text:p/>
        </draw:line>
        <draw:line draw:style-name="gr11" draw:text-style-name="P1" draw:layer="layout" svg:x1="0.508cm" svg:y1="3.309cm" svg:x2="2.678cm" svg:y2="3.309cm">
          <text:p/>
        </draw:line>
        <draw:line draw:style-name="gr11" draw:text-style-name="P1" draw:layer="layout" svg:x1="6.009cm" svg:y1="1.962cm" svg:x2="8.434cm" svg:y2="1.962cm">
          <text:p/>
        </draw:line>
        <draw:line draw:style-name="gr11" draw:text-style-name="P1" draw:layer="layout" svg:x1="6.009cm" svg:y1="3.309cm" svg:x2="8.434cm" svg:y2="3.309cm">
          <text:p/>
        </draw:line>
        <draw:g>
          <svg:title>TexMaths</svg:title>
          <svg:desc>22§display§i_{d_{ref}}§svg§600§FALSE§</svg:desc>
          <draw:g>
            <draw:path draw:style-name="gr12" draw:text-style-name="P8" draw:layer="layout" svg:width="1.306cm" svg:height="0.705cm" svg:x="0.707cm" svg:y="1.097cm" svg:viewBox="0 0 1307 706" svg:d="M652 706c-217 0-435 0-652 0 0-235 0-471 0-706 436 0 871 0 1307 0 0 235 0 471 0 706-218 0-436 0-655 0z">
              <text:p/>
            </draw:path>
            <draw:path draw:style-name="gr13" draw:text-style-name="P9" draw:layer="layout" svg:width="0.203cm" svg:height="0.517cm" svg:x="0.69cm" svg:y="1.058cm" svg:viewBox="0 0 204 518" svg:d="M198 29c0-16-11-29-29-29-22 0-42 20-42 42 0 13 11 26 29 26s42-18 42-39zM138 318c9-22 9-24 18-46 7-15 9-26 9-40 0-35-24-63-62-63-72 0-103 112-103 118 0 9 9 9 11 9 7 0 7-2 11-15 22-73 53-95 79-95 4 0 18 0 18 25 0 15-5 32-7 39-7 20-42 110-55 143-6 19-17 46-17 61 0 37 26 64 63 64 73 0 101-112 101-119 0-9-6-9-8-9-9 0-9 3-14 16-13 48-37 94-77 94-13 0-19-7-19-24 0-20 4-31 22-77 10-27 20-54 30-81z">
              <text:p/>
            </draw:path>
            <draw:path draw:style-name="gr13" draw:text-style-name="P9" draw:layer="layout" svg:width="0.276cm" svg:height="0.378cm" svg:x="0.967cm" svg:y="1.308cm" svg:viewBox="0 0 277 379" svg:d="M275 18c0-3 1-6 2-9 0-5-2-9-9-9-11 0-55 4-68 7-4 0-13 0-13 11 0 8 9 8 15 8 26 0 26 5 26 7 0 4-2 9-2 13-10 41-20 82-30 123-14-18-31-33-58-33-68 0-138 77-138 153 0 53 35 90 81 90 29 0 55-17 77-37 11 33 42 37 55 37 20 0 33-11 44-28 11-20 18-51 18-53 0-9-7-9-9-9-7 0-7 3-11 18-7 26-18 57-40 57-13 0-17-11-17-26 0-9 0-16 2-22 25-100 50-199 75-298zM160 307c-4 15-15 26-28 35-5 5-27 22-49 22-19 0-39-13-39-53 0-28 15-87 28-107 25-44 51-53 66-53 38 0 49 42 49 49 0 2 0 4-2 6-9 34-17 67-25 101z">
              <text:p/>
            </draw:path>
            <draw:path draw:style-name="gr13" draw:text-style-name="P9" draw:layer="layout" svg:width="0.214cm" svg:height="0.174cm" svg:x="1.29cm" svg:y="1.593cm" svg:viewBox="0 0 215 175" svg:d="M79 107c2-6 7-19 7-26 2-4 2-11 4-17 2-7 13-27 26-38 14-8 27-13 40-13 4 0 22 0 35 7-15 6-10 14-15 22 0 6 4 17 15 17s24-11 24-26c0-29-39-33-59-33-9 0-35 0-62 31-4-20-26-31-46-31-13 0-24 7-33 22-11 15-15 35-15 37 0 7 7 7 9 7 6 0 6-2 9-11 6-24 15-42 30-42 11 0 16 13 16 22 0 4-5 20-7 29-2 11-6 26-9 35-3 11-6 23-8 35-3 9-7 26-7 28 0 7 7 13 15 13 5 0 11-4 16-11 2-2 4-15 6-21 3-12 6-24 9-36z">
              <text:p/>
            </draw:path>
            <draw:path draw:style-name="gr13" draw:text-style-name="P9" draw:layer="layout" svg:width="0.186cm" svg:height="0.174cm" svg:x="1.569cm" svg:y="1.593cm" svg:viewBox="0 0 187 175" svg:d="M68 83c37 0 108-4 108-48 0-20-20-35-55-35-53 0-121 35-121 99 0 35 24 76 81 76 9 0 41-1 66-11 25-9 40-26 40-30 0-5-5-9-9-9-2 2-2 0-7 7-19 19-55 30-88 30-32 0-48-19-48-48 0-4 0-15 5-31 9 0 19 0 28 0zM44 70c18-52 64-57 75-57 19 0 37 9 37 22 0 35-73 35-90 35-7 0-15 0-22 0z">
              <text:p/>
            </draw:path>
            <draw:path draw:style-name="gr13" draw:text-style-name="P9" draw:layer="layout" svg:width="0.219cm" svg:height="0.35cm" svg:x="1.834cm" svg:y="1.492cm" svg:viewBox="0 0 220 351" svg:d="M136 123c15 0 29 0 44 0 7 0 7-1 9-2 2-2 4-7 4-9 0-7-6-7-13-7-14 0-28 0-42 0 5-28 14-76 18-83 7-4 13-9 20-9 2 0 11 0 17 5-15 6-15 19-15 21 0 9 9 16 18 16 8 0 24-9 24-24 0-22-27-31-44-31-49 0-58 46-62 64-3 17-2 6-9 41-11 0-23 0-35 0-6 0-13 0-13 11 0 7 7 7 13 7 11 0 22 0 33 0-6 37-24 145-35 186-2 9-11 29-26 29-2 0-11 0-18-5 11-4 16-13 16-22 0-8-7-15-18-15-9 0-22 9-22 24 0 24 26 31 42 31 22 0 39-18 48-31 15-22 16-48 24-72 8-42 15-84 22-125z">
              <text:p/>
            </draw:path>
          </draw:g>
        </draw:g>
        <draw:g>
          <svg:title>TexMaths</svg:title>
          <svg:desc>22§display§i_{q_{ref}}§svg§600§FALSE§</svg:desc>
          <draw:g>
            <draw:path draw:style-name="gr12" draw:text-style-name="P8" draw:layer="layout" svg:width="1.269cm" svg:height="0.705cm" svg:x="0.709cm" svg:y="2.43cm" svg:viewBox="0 0 1270 706" svg:d="M635 706c-212 0-423 0-635 0 0-235 0-471 0-706 423 0 847 0 1270 0 0 235 0 471 0 706-212 0-423 0-635 0z">
              <text:p/>
            </draw:path>
            <draw:path draw:style-name="gr13" draw:text-style-name="P9" draw:layer="layout" svg:width="0.203cm" svg:height="0.517cm" svg:x="0.692cm" svg:y="2.391cm" svg:viewBox="0 0 204 518" svg:d="M198 29c0-16-11-29-29-29-22 0-42 20-42 42 0 13 11 26 29 26s42-18 42-39zM138 318c9-22 9-24 18-46 7-15 9-26 9-40 0-35-24-63-62-63-72 0-103 112-103 118 0 9 9 9 11 9 7 0 7-2 11-15 22-73 53-95 79-95 4 0 18 0 18 25 0 15-5 32-7 39-7 20-42 110-55 143-6 19-17 46-17 61 0 37 26 64 63 64 73 0 101-112 101-119 0-9-6-9-8-9-9 0-9 3-11 16-16 48-40 94-80 94-13 0-19-7-19-24 0-20 4-31 24-77 9-27 19-54 28-81z">
              <text:p/>
            </draw:path>
            <draw:path draw:style-name="gr13" draw:text-style-name="P9" draw:layer="layout" svg:width="0.243cm" svg:height="0.341cm" svg:x="0.969cm" svg:y="2.777cm" svg:viewBox="0 0 244 342" svg:d="M242 15c0-2 2-4 2-6 0-5-2-9-9-9-4 0-26 20-37 37-7-11-24-37-60-37-68 0-138 77-138 154 0 52 35 89 81 89 31 0 57-19 68-28-6 26-17 68-19 77-7 30-7 30-42 30-7 0-13 0-13 14 0 2 2 6 8 6 18 0 37-2 55-2 19 0 42 2 58 2 6 0 11 0 11-11 0-9-7-9-14-9-11 0-26 0-26-6 1-4 0-2 2-11 24-97 49-193 73-290zM160 171c-2 9-2 9-8 18-22 26-49 39-69 39-19 0-39-13-39-53 0-28 15-87 29-107 24-44 52-53 65-53 40 0 49 42 49 49 0 2 0 4 0 6-9 34-18 67-27 101z">
              <text:p/>
            </draw:path>
            <draw:path draw:style-name="gr13" draw:text-style-name="P9" draw:layer="layout" svg:width="0.214cm" svg:height="0.174cm" svg:x="1.254cm" svg:y="2.926cm" svg:viewBox="0 0 215 175" svg:d="M79 107c2-6 4-19 7-26 2-4 2-11 4-17 2-7 13-27 26-38 14-8 27-13 40-13 4 0 22 0 35 7-17 6-12 14-17 22 0 6 4 17 17 17 11 0 24-11 24-26 0-29-39-33-59-33-9 0-35 0-62 31-4-20-26-31-46-31-13 0-24 7-33 22-11 15-15 35-15 37 0 7 4 7 7 7 6 0 8-2 11-11 6-24 15-42 28-42s16 13 16 22c0 4-3 20-5 29-4 11-6 26-9 35-3 11-6 23-8 35-3 9-7 26-7 28 0 7 7 13 13 13 7 0 13-4 18-11 2-2 4-15 6-21 3-12 6-24 9-36z">
              <text:p/>
            </draw:path>
            <draw:path draw:style-name="gr13" draw:text-style-name="P9" draw:layer="layout" svg:width="0.186cm" svg:height="0.174cm" svg:x="1.533cm" svg:y="2.926cm" svg:viewBox="0 0 187 175" svg:d="M68 83c37 0 108-4 108-48 0-20-20-35-57-35-51 0-119 35-119 99 0 35 24 76 81 76 9 0 39-1 64-11 25-9 42-26 42-30 0-5-5-9-9-9-2 0-2 0-9 7-17 19-53 30-88 30-30 0-46-19-46-48 0-4 0-15 5-31 9 0 19 0 28 0zM44 70c15-52 64-57 75-57 19 0 37 9 37 22 0 35-73 35-90 35-7 0-15 0-22 0z">
              <text:p/>
            </draw:path>
            <draw:path draw:style-name="gr13" draw:text-style-name="P9" draw:layer="layout" svg:width="0.221cm" svg:height="0.35cm" svg:x="1.797cm" svg:y="2.825cm" svg:viewBox="0 0 222 351" svg:d="M138 123c15 0 30 0 44 0 7 0 7-1 9-2 3-2 5-7 5-9 0-7-7-7-14-7-14 0-27 0-41 0 4-28 13-76 17-83 7-4 13-9 20-9 2 0 11 0 18 5-16 6-16 19-16 21 0 9 9 16 18 16s24-9 24-24c0-22-26-31-44-31-48 0-58 46-62 64-3 17-2 6-8 41-12 0-24 0-35 0-7 0-14 0-14 11 0 7 7 7 14 7 10 0 21 0 32 0-8 37-24 145-35 186-2 9-11 29-26 29-2 0-11 0-18-5 11-4 16-13 16-22 0-8-7-15-18-15-9 0-24 9-24 24 0 24 29 31 44 31 22 0 39-18 48-31 16-22 16-48 24-72 8-42 15-84 22-125z">
              <text:p/>
            </draw:path>
          </draw:g>
        </draw:g>
        <draw:g>
          <svg:title>TexMaths</svg:title>
          <svg:desc>22§display§v_\alpha§svg§600§FALSE§</svg:desc>
          <draw:g>
            <draw:path draw:style-name="gr12" draw:text-style-name="P8" draw:layer="layout" svg:width="0.657cm" svg:height="0.38cm" svg:x="6.87cm" svg:y="1.309cm" svg:viewBox="0 0 658 381" svg:d="M329 381c-110 0-219 0-329 0 0-127 0-254 0-381 219 0 439 0 658 0 0 127 0 254 0 381-110 0-219 0-329 0z">
              <text:p/>
            </draw:path>
            <draw:path draw:style-name="gr13" draw:text-style-name="P9" draw:layer="layout" svg:width="0.337cm" svg:height="0.347cm" svg:x="6.853cm" svg:y="1.27cm" svg:viewBox="0 0 338 348" svg:d="M338 55c0-42-20-55-33-55-20 0-37 20-37 37 0 11 2 16 11 22 17 16 26 37 26 64 0 33-46 208-136 208-40 0-57-26-57-66 0-44 20-101 44-164 6-13 9-22 9-37 0-36-25-64-62-64-72 0-103 112-103 118 0 9 9 9 11 9 7 0 7-2 11-15 22-77 55-94 79-94 4 0 17 0 17 24 0 19-6 39-13 54-33 88-44 123-44 156 0 83 68 96 104 96 129 0 173-254 173-293z">
              <text:p/>
            </draw:path>
            <draw:path draw:style-name="gr13" draw:text-style-name="P9" draw:layer="layout" svg:width="0.33cm" svg:height="0.242cm" svg:x="7.237cm" svg:y="1.487cm" svg:viewBox="0 0 331 243" svg:d="M261 162c51-50 70-123 70-129 0-7-6-7-8-7-9 0-9 2-14 13-8 36-26 68-48 99-2-9-2-46-4-50-7-53-49-88-101-88-79 0-156 75-156 149 0 50 37 94 99 94 50 0 94-22 125-46 11 40 39 46 55 46 30 0 50-26 50-37 0-7-6-7-9-7-6 0-8 3-8 5-7 20-25 24-31 24-7 0-18 0-20-66zM219 180c-52 44-98 48-118 48-35 0-55-24-55-59 0-16 7-75 35-112 24-33 55-42 75-42 41 0 55 42 59 75 2 24 2 61 4 90z">
              <text:p/>
            </draw:path>
          </draw:g>
        </draw:g>
        <draw:g>
          <svg:title>TexMaths</svg:title>
          <svg:desc>22§display§v_\beta§svg§600§FALSE§</svg:desc>
          <draw:g>
            <draw:path draw:style-name="gr12" draw:text-style-name="P8" draw:layer="layout" svg:width="0.633cm" svg:height="0.479cm" svg:x="6.899cm" svg:y="2.641cm" svg:viewBox="0 0 634 480" svg:d="M0 0c211 0 423 0 634 0 0 160 0 320 0 480-211 0-423 0-634 0 0-160 0-320 0-480z">
              <text:p/>
            </draw:path>
            <draw:path draw:style-name="gr13" draw:text-style-name="P9" draw:layer="layout" svg:width="0.337cm" svg:height="0.348cm" svg:x="6.882cm" svg:y="2.602cm" svg:viewBox="0 0 338 349" svg:d="M338 55c0-42-20-55-33-55-20 0-40 20-40 37 0 9 5 13 14 22 15 16 26 35 26 64 0 33-46 208-136 208-40 0-57-26-57-66 0-44 20-101 44-164 4-13 9-24 9-37 0-36-25-64-64-64-72 0-101 112-101 118 0 7 6 5 9 7 9 0 9 0 13-13 22-77 55-94 77-94 6 0 19 0 19 24 0 19-6 39-13 52-33 90-44 125-44 158 0 83 68 97 104 97 129 0 173-255 173-294z">
              <text:p/>
            </draw:path>
            <draw:path draw:style-name="gr13" draw:text-style-name="P9" draw:layer="layout" svg:width="0.313cm" svg:height="0.481cm" svg:x="7.259cm" svg:y="2.679cm" svg:viewBox="0 0 314 482" svg:d="M314 75c0-49-42-75-88-75-74 0-129 83-142 138-28 113-56 225-84 338-2 4 5 6 7 6 4 0 9 0 11-4 12-48 23-95 35-143 11 25 37 49 81 49 75 0 160-55 160-138 0-31-13-64-41-82 26-17 61-48 61-89zM207 164c-7 3-11 5-27 5-8 0-22-2-26-5 7-2 22-2 26-2 9 0 20 0 27 2zM279 64c0 28-15 70-48 89-9-4-20-6-51-6-17 0-46 0-46 20 0 13 18 15 44 15 20 0 35-2 53-7 15 11 24 33 24 57 0 77-53 136-119 136-41 0-72-26-72-68 0-6 2-11 2-15 12-48 24-95 35-143 14-52 62-129 123-129 33 0 55 18 55 51z">
              <text:p/>
            </draw:path>
          </draw:g>
        </draw:g>
        <draw:g>
          <svg:title>TexMaths</svg:title>
          <svg:desc>12§display§\widehat{\theta}§svg§600§FALSE§</svg:desc>
          <draw:g>
            <draw:path draw:style-name="gr12" draw:text-style-name="P8" draw:layer="layout" svg:width="0.455cm" svg:height="0.816cm" svg:x="3.743cm" svg:y="6.567cm" svg:viewBox="0 0 456 817" svg:d="M229 817c-76 0-153 0-229 0 0-272 0-545 0-817 153 0 303 0 456 0 0 272 0 545 0 817-76 0-153 0-227 0z">
              <text:p/>
            </draw:path>
            <draw:path draw:style-name="gr13" draw:text-style-name="P9" draw:layer="layout" svg:width="0.504cm" svg:height="0.162cm" svg:x="3.741cm" svg:y="6.523cm" svg:viewBox="0 0 505 163" svg:d="M250 53c83 36 164 72 244 110 5-8 7-14 11-21-85-47-168-95-250-142-85 47-170 95-255 142 4 7 6 13 11 21 80-38 159-74 239-110z">
              <text:p/>
            </draw:path>
            <draw:path draw:style-name="gr13" draw:text-style-name="P9" draw:layer="layout" svg:width="0.366cm" svg:height="0.635cm" svg:x="3.736cm" svg:y="6.794cm" svg:viewBox="0 0 367 636" svg:d="M367 180c0-59-17-180-106-180-123 0-261 248-261 454 0 85 25 182 106 182 125 0 261-256 261-456zM93 303c15-57 34-127 68-191 26-44 58-95 98-95 42 0 51 59 51 110 0 43-9 89-32 176-62 0-123 0-185 0zM272 333c-11 40-28 117-62 180-32 60-66 104-104 104-30 0-49-25-49-110 0-36 7-89 30-174 62 0 123 0 185 0z">
              <text:p/>
            </draw:path>
          </draw:g>
        </draw:g>
        <draw:g>
          <svg:title>TexMaths</svg:title>
          <svg:desc>22§display§\hat{i}_a,~\hat{i}_b§svg§600§FALSE§</svg:desc>
          <draw:g>
            <draw:path draw:style-name="gr12" draw:text-style-name="P8" draw:layer="layout" svg:width="1.74cm" svg:height="0.78cm" svg:x="5.62cm" svg:y="4.908cm" svg:viewBox="0 0 1741 781" svg:d="M870 781c-290 0-580 0-870 0 0-260 0-521 0-781 580 0 1160 0 1741 0 0 260 0 521 0 781-291 0-581 0-871 0z">
              <text:p/>
            </draw:path>
            <draw:path draw:style-name="gr13" draw:text-style-name="P9" draw:layer="layout" svg:width="0.206cm" svg:height="0.117cm" svg:x="5.67cm" svg:y="4.869cm" svg:viewBox="0 0 207 118" svg:d="M103 0c-34 35-69 70-103 105 4 5 9 9 13 13 30-26 60-52 90-79 30 27 59 53 88 79 5-4 10-8 16-13-35-35-69-70-104-105z">
              <text:p/>
            </draw:path>
            <draw:path draw:style-name="gr13" draw:text-style-name="P9" draw:layer="layout" svg:width="0.201cm" svg:height="0.517cm" svg:x="5.664cm" svg:y="5.071cm" svg:viewBox="0 0 202 518" svg:d="M196 29c0-16-11-29-29-29-20 0-42 20-42 42 0 13 11 26 31 26 18 0 40-18 40-39zM136 318c11-22 11-24 18-46 6-15 11-26 11-39 0-36-24-64-64-64-72 0-101 112-101 118 0 9 7 9 9 9 6 0 9-2 13-15 20-73 51-94 77-94 6 0 20 0 20 24 0 15-7 33-9 39-7 20-42 110-53 143-9 20-17 46-17 61 0 38 26 64 61 64 73 0 101-112 101-119 0-8-6-8-9-8-6 0-6 2-11 15-13 48-39 94-79 94-13 0-17-6-17-24 0-20 4-31 22-77 9-27 19-54 28-81z">
              <text:p/>
            </draw:path>
            <draw:path draw:style-name="gr13" draw:text-style-name="P9" draw:layer="layout" svg:width="0.276cm" svg:height="0.243cm" svg:x="5.939cm" svg:y="5.457cm" svg:viewBox="0 0 277 244" svg:d="M196 33c-11-18-29-33-55-33-71 0-141 77-141 154 0 52 35 90 81 90 31 0 57-16 77-38 11 33 42 38 57 38 20 0 33-11 42-29 11-20 20-50 20-53 0-8-6-5-9-8-9 0-9 2-13 17-7 26-15 57-40 57-13 0-17-11-17-26 0-9 4-29 9-42 4-15 8-37 11-48 3-14 7-28 11-42 4-13 11-39 11-41 0-11-11-18-20-18s-20 7-24 22zM160 171c-2 16-15 26-26 35-4 5-26 22-50 22-20 0-40-13-40-52 0-29 15-88 29-108 24-44 52-53 68-53 37 0 48 42 48 49 0 2-2 4-2 6-9 34-18 68-27 101z">
              <text:p/>
            </draw:path>
            <draw:path draw:style-name="gr13" draw:text-style-name="P9" draw:layer="layout" svg:width="0.089cm" svg:height="0.229cm" svg:x="6.345cm" svg:y="5.499cm" svg:viewBox="0 0 90 230" svg:d="M90 81c0-50-17-81-48-81-27 0-42 20-42 39 0 22 15 42 42 42 9 0 20-2 26-9 2-2 3-3 5-4 0 4 2 2 2 13 0 57-29 103-53 127-9 9-9 11-9 14 0 4 5 8 9 8 7 0 68-59 68-149z">
              <text:p/>
            </draw:path>
            <draw:path draw:style-name="gr13" draw:text-style-name="P9" draw:layer="layout" svg:width="0.203cm" svg:height="0.117cm" svg:x="6.91cm" svg:y="4.869cm" svg:viewBox="0 0 204 118" svg:d="M103 0c-34 35-69 70-103 105 4 5 9 9 13 13 30-26 60-52 90-79 30 27 59 53 88 79 5-4 9-8 13-13-33-35-67-70-101-105z">
              <text:p/>
            </draw:path>
            <draw:path draw:style-name="gr13" draw:text-style-name="P9" draw:layer="layout" svg:width="0.203cm" svg:height="0.517cm" svg:x="6.901cm" svg:y="5.071cm" svg:viewBox="0 0 204 518" svg:d="M198 29c0-16-11-29-29-29-22 0-42 20-42 42 0 13 11 26 29 26s42-18 42-39zM138 318c9-22 9-24 18-46 7-15 9-26 9-39 0-36-24-64-62-64-72 0-103 112-103 118 0 9 9 9 11 9 7 0 7-2 11-15 22-73 53-94 79-94 4 0 18 0 18 24 0 15-5 33-7 39-7 20-42 110-55 143-6 20-17 46-17 61 0 38 26 64 63 64 73 0 101-112 101-119 0-8-6-8-8-8-9 0-9 2-11 15-16 48-40 94-80 94-13 0-19-6-19-24 0-20 4-31 22-77 10-27 20-54 30-81z">
              <text:p/>
            </draw:path>
            <draw:path draw:style-name="gr13" draw:text-style-name="P9" draw:layer="layout" svg:width="0.219cm" svg:height="0.379cm" svg:x="7.18cm" svg:y="5.321cm" svg:viewBox="0 0 220 380" svg:d="M108 18c0-3 1-6 2-9 0-5-2-9-9-9-11 0-55 4-68 7-4 0-13 0-13 11 0 8 9 8 15 8 24 0 24 5 24 7 0 4-4 26-8 39-4 17-8 33-11 49-5 19-36 136-36 145-4 10-4 19-4 26 0 52 35 88 79 88 68 0 141-73 141-154 0-61-44-90-82-90-28 0-52 18-68 31 13-50 25-100 38-149zM81 364c-26 0-41-22-41-55 0-19 4-37 19-98 3-11 3-11 14-24 19-22 43-36 63-36 22 0 40 16 40 53 0 22-11 77-29 108-13 26-39 52-66 52z">
              <text:p/>
            </draw:path>
          </draw:g>
        </draw:g>
        <draw:frame draw:style-name="gr14" draw:text-style-name="P11" draw:layer="layout" svg:width="2.694cm" svg:height="3.48cm" svg:x="18.415cm" svg:y="0.838cm">
          <draw:text-box>
            <text:p text:style-name="P10"><text:span text:style-name="T3">M</text:span></text:p>
          </draw:text-box>
        </draw:frame>
        <draw:g>
          <svg:title>TexMaths</svg:title>
          <svg:desc>7§display§\mathrm{q_i,\overline{q}_i}§svg§600§FALSE§</svg:desc>
          <draw:g>
            <draw:path draw:style-name="gr12" draw:text-style-name="P8" draw:layer="layout" svg:width="0.971cm" svg:height="0.379cm" svg:x="12.111cm" svg:y="0.761cm" svg:viewBox="0 0 972 380" svg:d="M486 380c-161 0-325 0-486 0 0-128 0-253 0-380 325 0 647 0 972 0 0 127 0 252 0 380-162 0-325 0-486 0z">
              <text:p/>
            </draw:path>
            <draw:path draw:style-name="gr13" draw:text-style-name="P9" draw:layer="layout" svg:width="0.256cm" svg:height="0.328cm" svg:x="12.102cm" svg:y="0.81cm" svg:viewBox="0 0 257 329" svg:d="M180 197c0 32 0 62 0 94 0 23-4 23-40 23 0 4 0 11 0 15 17 0 45 0 57 0 15 0 43 0 60 0 0-4 0-11 0-15-34 0-41 0-41-23 0-98 0-193 0-291-4 0-8 0-10 0-7 15-15 32-21 47-7-15-28-47-68-47-62 0-117 51-117 119 0 63 51 116 110 116 36 0 60-23 70-38zM182 85c0 25 0 49 0 74 0 17-10 32-21 43-6 8-23 21-49 21-36 0-70-45-70-104 0-64 39-106 77-106 42 0 63 44 63 72z">
              <text:p/>
            </draw:path>
            <draw:path draw:style-name="gr13" draw:text-style-name="P9" draw:layer="layout" svg:width="0.08cm" svg:height="0.245cm" svg:x="12.38cm" svg:y="0.871cm" svg:viewBox="0 0 81 246" svg:d="M57 21c0-10-10-21-21-21s-21 8-21 21 10 21 21 21 21-10 21-21zM2 89c0 4 0 9 0 13 21 0 26 2 26 21 0 30 0 62 0 93 0 15-5 15-28 15 0 4 0 11 0 15 2 0 28-2 42-2 11 0 24 0 39 2 0-4 0-11 0-15-24 0-26 0-26-15 0-42 0-87 0-131-19 2-36 2-53 4z">
              <text:p/>
            </draw:path>
            <draw:path draw:style-name="gr13" draw:text-style-name="P9" draw:layer="layout" svg:width="0.061cm" svg:height="0.154cm" svg:x="12.55cm" svg:y="0.984cm" svg:viewBox="0 0 62 155" svg:d="M62 55c0-34-15-55-34-55-17 0-28 13-28 28 0 14 11 27 28 27 4 0 12-2 17-6 2-2 2 0 2-2 2 0 2 0 2 8 0 38-17 70-36 85-7 6-7 9-7 9 0 4 5 6 7 6 6 0 49-40 49-100z">
              <text:p/>
            </draw:path>
            <draw:path draw:style-name="gr13" draw:text-style-name="P9" draw:layer="layout" svg:width="0.273cm" svg:height="0.02cm" svg:x="12.734cm" svg:y="0.733cm" svg:viewBox="0 0 274 21" svg:d="M138 21c-47 0-91 0-138 0 0-6 0-15 0-21 91 0 182 0 274 0 0 6 0 15 0 21-45 0-89 0-136 0z">
              <text:p/>
            </draw:path>
            <draw:path draw:style-name="gr13" draw:text-style-name="P9" draw:layer="layout" svg:width="0.256cm" svg:height="0.328cm" svg:x="12.751cm" svg:y="0.81cm" svg:viewBox="0 0 257 329" svg:d="M180 197c0 32 0 62 0 94 0 23-4 23-40 23 0 4 0 11 0 15 17 0 45 0 59 0 13 0 41 0 58 0 0-4 0-11 0-15-34 0-41 0-41-23 0-98 0-193 0-291-4 0-8 0-10 0-7 15-15 32-21 47-7-15-28-47-68-47-62 0-117 51-117 119 0 63 51 116 110 116 39 0 60-23 70-38zM182 85c0 25 0 49 0 74 0 17-10 32-21 43-6 8-23 21-49 21-36 0-70-45-70-104 0-64 39-106 77-106 42 0 63 44 63 72z">
              <text:p/>
            </draw:path>
            <draw:path draw:style-name="gr13" draw:text-style-name="P9" draw:layer="layout" svg:width="0.08cm" svg:height="0.245cm" svg:x="13.029cm" svg:y="0.92cm" svg:viewBox="0 0 81 246" svg:d="M57 21c0-10-10-21-21-21s-21 8-21 21 10 21 21 21 21-8 21-21zM2 89c0 4 0 9 0 13 21 0 26 2 26 21 0 30 0 62 0 93 0 15-5 15-28 15 0 4 0 11 0 15 2 0 28-2 42-2 11 0 24 0 39 2 0-4 0-11 0-15-22 0-26 0-26-15 0-42 0-87 0-131-19 2-36 2-53 4z">
              <text:p/>
            </draw:path>
          </draw:g>
        </draw:g>
        <draw:custom-shape draw:style-name="gr15" draw:text-style-name="P4" xml:id="id2" draw:id="id2" draw:layer="layout" svg:width="3.502cm" svg:height="2.425cm" svg:x="2.621cm" svg:y="1.338cm">
          <draw:glue-point draw:id="4" svg:x="2.695cm" svg:y="5.056cm"/>
          <draw:glue-point draw:id="5" svg:x="-2.689cm" svg:y="5.056cm"/>
          <text:p text:style-name="P3"><text:span text:style-name="T1">Current</text:span></text:p>
          <text:p text:style-name="P3"><text:span text:style-name="T1">Control</text:span></text:p>
          <text:p text:style-name="P3"><text:span text:style-name="T1">Loop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.478cm" svg:y1="4.445cm" svg:x2="15.24cm" svg:y2="4.06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LM Roman 12" svg:font-family="'LM Roman 12'" style:font-pitch="variable"/>
    <style:font-face style:name="Liberation Sans1" svg:font-family="'Liberation Sans'" style:font-pitch="variable"/>
    <style:font-face style:name="DejaVu Sans Mono1" svg:font-family="'DejaVu Sans Mono'" style:font-family-generic="modern" style:font-pitch="variable"/>
    <style:font-face style:name="Liberation Sans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844cm" fo:page-height="9.1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16:32:23.516624301</meta:creation-date>
    <dc:date>2021-05-27T01:14:08.812109231</dc:date>
    <meta:editing-duration>PT36M17S</meta:editing-duration>
    <meta:editing-cycles>7</meta:editing-cycles>
    <meta:generator>LibreOffice/6.4.7.2$Linux_X86_64 LibreOffice_project/40$Build-2</meta:generator>
    <meta:document-statistic meta:object-count="78"/>
  </office:meta>
</office:document-meta>
</file>